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aterial Icons" svg:font-family="'Material Icons'"/>
    <style:font-face style:name="Poppins" svg:font-family="Poppins, sans-serif"/>
    <style:font-face style:name="Roboto" svg:font-family="Roboto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fo:font-variant="normal" fo:text-transform="none" fo:color="#00796b" style:text-line-through-style="none" style:text-line-through-type="none" style:font-name="inherit" fo:font-size="13.5pt" fo:letter-spacing="normal" fo:font-style="normal" style:text-underline-style="none" fo:font-weight="bold" officeooo:paragraph-rsid="0016add9" style:text-blinking="false" loext:padding="0cm" loext:border="none"/>
    </style:style>
    <style:style style:name="P2" style:family="paragraph" style:parent-style-name="Heading_20_5">
      <style:text-properties fo:font-variant="normal" fo:text-transform="none" fo:color="#00796b" style:text-line-through-style="none" style:text-line-through-type="none" style:font-name="inherit" fo:font-size="13.5pt" fo:letter-spacing="normal" fo:font-style="normal" style:text-underline-style="none" fo:font-weight="bold" officeooo:rsid="0016add9" officeooo:paragraph-rsid="0016add9" style:text-blinking="false" loext:padding="0cm" loext:border="none"/>
    </style:style>
    <style:style style:name="P3" style:family="paragraph" style:parent-style-name="Standard">
      <style:text-properties officeooo:rsid="0016add9" officeooo:paragraph-rsid="0016add9"/>
    </style:style>
    <style:style style:name="P4" style:family="paragraph" style:parent-style-name="Standard">
      <style:text-properties officeooo:paragraph-rsid="0016add9"/>
    </style:style>
    <style:style style:name="P5" style:family="paragraph" style:parent-style-name="Standard">
      <style:text-properties officeooo:rsid="0017bccc" officeooo:paragraph-rsid="0017bccc"/>
    </style:style>
    <style:style style:name="P6" style:family="paragraph" style:parent-style-name="Standard">
      <style:text-properties officeooo:rsid="0019db92" officeooo:paragraph-rsid="0019db92"/>
    </style:style>
    <style:style style:name="P7" style:family="paragraph" style:parent-style-name="Standard">
      <style:text-properties officeooo:paragraph-rsid="001af207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Material Icons" fo:font-size="18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top="0cm" fo:margin-bottom="0.132cm" loext:contextual-spacing="false"/>
      <style:text-properties fo:color="#898989" style:font-name="Poppins" fo:font-weight="normal" fo:background-color="#fff3cd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10" style:family="paragraph" style:parent-style-name="Text_20_body">
      <style:paragraph-properties fo:margin-top="0cm" fo:margin-bottom="0.132cm" loext:contextual-spacing="false"/>
      <style:text-properties fo:font-variant="normal" fo:text-transform="none" fo:color="#898989" style:font-name="Poppins" fo:font-size="12pt" fo:letter-spacing="normal" fo:font-style="normal" fo:font-weight="normal" fo:background-color="#d1ecf1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top="0cm" fo:margin-bottom="0.247cm" loext:contextual-spacing="false"/>
    </style:style>
    <style:style style:name="P12" style:family="paragraph" style:parent-style-name="Text_20_body">
      <style:paragraph-properties fo:margin-top="0cm" fo:margin-bottom="0.247cm" loext:contextual-spacing="false"/>
      <style:text-properties fo:font-variant="normal" fo:text-transform="none" fo:color="#898989" style:font-name="Poppins" fo:font-size="12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top="0cm" fo:margin-bottom="0.247cm" loext:contextual-spacing="false"/>
      <style:text-properties fo:font-variant="normal" fo:text-transform="none" fo:color="#999999" style:font-name="Poppins" fo:font-size="12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top="0cm" fo:margin-bottom="0.247cm" loext:contextual-spacing="false"/>
      <style:text-properties fo:color="#999999" style:font-name="Poppins" fo:font-weight="normal"/>
    </style:style>
    <style:style style:name="P15" style:family="paragraph" style:parent-style-name="Text_20_body">
      <style:paragraph-properties fo:margin-top="0cm" fo:margin-bottom="0.247cm" loext:contextual-spacing="false"/>
      <style:text-properties officeooo:paragraph-rsid="001af207"/>
    </style:style>
    <style:style style:name="P16" style:family="paragraph" style:parent-style-name="Heading_20_5">
      <style:text-properties fo:font-variant="normal" fo:text-transform="none" fo:color="#00796b" style:font-name="inherit" fo:font-size="13.5pt" fo:letter-spacing="normal" fo:font-style="normal" fo:font-weight="bold" officeooo:paragraph-rsid="0017bccc" loext:padding="0cm" loext:border="none"/>
    </style:style>
    <style:style style:name="P17" style:family="paragraph" style:parent-style-name="Standard">
      <style:text-properties officeooo:rsid="0017bccc" officeooo:paragraph-rsid="0017bccc"/>
    </style:style>
    <style:style style:name="P18" style:family="paragraph" style:parent-style-name="Standard">
      <style:text-properties officeooo:rsid="0017bccc" officeooo:paragraph-rsid="001c3d22"/>
    </style:style>
    <style:style style:name="P19" style:family="paragraph" style:parent-style-name="Standard">
      <style:text-properties officeooo:paragraph-rsid="0019db92"/>
    </style:style>
    <style:style style:name="P20" style:family="paragraph" style:parent-style-name="Standard">
      <style:text-properties officeooo:paragraph-rsid="001cb8b2"/>
    </style:style>
    <style:style style:name="P21" style:family="paragraph" style:parent-style-name="Standard">
      <style:paragraph-properties fo:text-align="center" style:justify-single-word="false"/>
      <style:text-properties officeooo:paragraph-rsid="0019db92"/>
    </style:style>
    <style:style style:name="P22" style:family="paragraph" style:parent-style-name="Standard">
      <style:text-properties officeooo:rsid="0016add9" officeooo:paragraph-rsid="0016add9"/>
    </style:style>
    <style:style style:name="P23" style:family="paragraph" style:parent-style-name="Standard">
      <style:text-properties officeooo:paragraph-rsid="0016add9"/>
    </style:style>
    <style:style style:name="P24" style:family="paragraph" style:parent-style-name="Text_20_body">
      <style:text-properties fo:font-variant="normal" fo:text-transform="none" fo:color="#00796b" style:font-name="inherit" fo:font-size="13.5pt" fo:letter-spacing="normal" fo:font-style="normal" fo:font-weight="bold" officeooo:paragraph-rsid="0017bccc" loext:padding="0cm" loext:border="none"/>
    </style:style>
    <style:style style:name="P25" style:family="paragraph" style:parent-style-name="Text_20_body">
      <style:paragraph-properties fo:margin-top="0cm" fo:margin-bottom="0.132cm" loext:contextual-spacing="false"/>
      <style:text-properties fo:color="#898989" style:font-name="Poppins" fo:font-weight="normal" fo:background-color="#fff3cd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26" style:family="paragraph" style:parent-style-name="Text_20_body">
      <style:paragraph-properties fo:margin-top="0cm" fo:margin-bottom="0.132cm" loext:contextual-spacing="false"/>
      <style:text-properties fo:font-variant="normal" fo:text-transform="none" fo:color="#898989" style:font-name="Poppins" fo:font-size="12pt" fo:letter-spacing="normal" fo:font-style="normal" fo:font-weight="normal" fo:background-color="#d1ecf1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27" style:family="paragraph" style:parent-style-name="Text_20_body">
      <style:paragraph-properties fo:margin-top="0cm" fo:margin-bottom="0.247cm" loext:contextual-spacing="false"/>
    </style:style>
    <style:style style:name="P28" style:family="paragraph" style:parent-style-name="Text_20_body">
      <style:paragraph-properties fo:margin-top="0cm" fo:margin-bottom="0.247cm" loext:contextual-spacing="false"/>
      <style:text-properties fo:font-variant="normal" fo:text-transform="none" fo:color="#898989" style:font-name="Poppins" fo:font-size="12pt" fo:letter-spacing="normal" fo:font-style="normal" fo:font-weight="normal" loext:padding="0cm" loext:border="none"/>
    </style:style>
    <style:style style:name="T1" style:family="text">
      <style:text-properties officeooo:rsid="0016add9"/>
    </style:style>
    <style:style style:name="T2" style:family="text">
      <style:text-properties officeooo:rsid="0017bccc"/>
    </style:style>
    <style:style style:name="T3" style:family="text">
      <style:text-properties fo:font-weight="bold"/>
    </style:style>
    <style:style style:name="T4" style:family="text">
      <style:text-properties fo:font-size="10.5pt"/>
    </style:style>
    <style:style style:name="T5" style:family="text">
      <style:text-properties fo:font-size="10.5pt" fo:font-weight="bold"/>
    </style:style>
    <style:style style:name="T6" style:family="text">
      <style:text-properties fo:font-variant="normal" fo:text-transform="none" fo:color="#898989" style:font-name="Poppins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898989" style:font-name="Poppin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7bff" style:font-name="Poppins" fo:font-size="12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202428" style:font-name="Poppins" fo:font-size="9.75p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999999" style:font-name="Poppins" fo:font-size="12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999999" style:font-name="Poppins" fo:font-size="12pt" fo:letter-spacing="normal" fo:font-style="normal" fo:font-weight="normal" loext:padding="0cm" loext:border="none"/>
    </style:style>
    <style:style style:name="T12" style:family="text">
      <style:text-properties fo:color="#202428" fo:font-size="9.75pt" fo:font-weight="bold"/>
    </style:style>
    <style:style style:name="T13" style:family="text">
      <style:text-properties officeooo:rsid="0019db92"/>
    </style:style>
    <style:style style:name="T14" style:family="text">
      <style:text-properties officeooo:rsid="001af207"/>
    </style:style>
    <style:style style:name="T15" style:family="text">
      <style:text-properties style:text-line-through-style="none" style:text-line-through-type="none" style:text-underline-style="none" officeooo:rsid="0017bccc" style:text-blinking="false"/>
    </style:style>
    <style:style style:name="T16" style:family="text">
      <style:text-properties officeooo:rsid="001c3d22"/>
    </style:style>
    <style:style style:name="T17" style:family="text">
      <style:text-properties officeooo:rsid="001cb8b2"/>
    </style:style>
    <style:style style:name="T18" style:family="text">
      <style:text-properties officeooo:rsid="001d7162"/>
    </style:style>
    <style:style style:name="T19" style:family="text">
      <style:text-properties officeooo:rsid="001d777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3">Sobre as alterações nos dados </text:span><text:span text:style-name="T19">de entrada</text:span></text:p>
      <text:p text:style-name="P6"/>
      <text:p text:style-name="P19"><text:span text:style-name="T1">Este painel foi criado em setembro de 2020, assim como </text:span><text:span text:style-name="T13">a preparação d</text:span><text:span text:style-name="T1">os dados de interesse utilizados nos cruzamentos. Este documento visa informar as mudanças ocorridas nos dados </text:span><text:span text:style-name="T17">de entrada</text:span><text:span text:style-name="T1">, ao longo do ciclo de vida do painel</text:span><text:span text:style-name="T2">. O recurso adotado </text:span><text:span text:style-name="T13">foi</text:span><text:span text:style-name="T2"> o versionamento dos textos explicativos, disponíveis na área denominada “Sobre estas Informações” </text:span><text:span text:style-name="T13">no menu lateral esquerdo </text:span><text:span text:style-name="T17">do painel</text:span><text:span text:style-name="T2">.</text:span></text:p>
      <text:p text:style-name="P19"/>
      <text:p text:style-name="P20"><text:span text:style-name="T17">É importante destacar que os resultados já processados com base </text:span><text:span text:style-name="T18">em uma versão d</text:span><text:span text:style-name="T17">os dados de entrada </text:span><text:span text:style-name="T18">NÃO foram reprocessados com base na nova versão.</text:span></text:p>
      <text:p text:style-name="P3"/>
      <text:p text:style-name="P3"/>
      <text:p text:style-name="P7"><text:span text:style-name="T1">Versão 1.0 – </text:span><text:span text:style-name="T14">Vigorou entre 01 de </text:span><text:span text:style-name="T1">setembro de 2020</text:span><text:span text:style-name="T2"> até 01 de novembro de 2022 </text:span><text:span text:style-name="T14">e apresentava a seguinte configuração.</text:span></text:p>
      <text:p text:style-name="P3"/>
      <text:h text:style-name="P2" text:outline-level="5"><text:bookmark text:name="general-info1"/>Sobre estas Informações</text:h>
      <text:p text:style-name="P8"/>
      <text:section text:style-name="Sect1" text:name="Seção1">
        <text:p text:style-name="P14"><text:bookmark text:name="disclaimer_content"/>O objetivo deste painel é analisar os focos de queimada em vegetação detectados por satélite pelo projeto Queimadas sobre dois aspectos: <text:span text:style-name="T3">1)</text:span> Queimadas x Desmatamentos e <text:span text:style-name="T3">2)</text:span> Queimadas x CAR.<text:line-break/><text:span text:style-name="T4">As informações serão atualizadas mensalmente.</text:span></text:p>
        <text:p text:style-name="P13"><text:span text:style-name="T3">1)</text:span>Em relação ao desmatamento, são usados os dados gerados pelos projetos PRODES e DETER, para associar os focos de queimada em vegetação às áreas de desmatamento recente, desmatamento consolidado ou áreas de vegetação primária, conforme descrito a seguir:</text:p>
        <text:p text:style-name="P11"><text:span text:style-name="T10">1.1)</text:span><text:span text:style-name="T11"> Focos: coordenadas geográficas dos focos de queimada em vegetação extraídos do satélite referência - AQUA/MODIS passagem da tarde - obtidos em </text:span><text:a xlink:type="simple" xlink:href="http://www.inpe.br/queimadas" text:style-name="Internet_20_link" text:visited-style-name="Visited_20_Internet_20_Link"><text:span text:style-name="T8">Portal Queimadas-INPE</text:span></text:a><text:span text:style-name="T11">;</text:span></text:p>
        <text:p text:style-name="P13"><text:span text:style-name="T3">1.2)</text:span> Desmatamento consolidado: base de dados PRODES agregando todo o desmatamento já mapeado até o ano de 2017;</text:p>
        <text:p text:style-name="P13"><text:span text:style-name="T3">1.3)</text:span> Desmatamento recente: base de dados PRODES agregando o desmatamento do ano de 2018, 2019 e 2020 e adicionando os dados de desmatamento do DETER entre 01 de agosto de 2020 e o último mês para o qual os dados já estejam completos;</text:p>
        <text:p text:style-name="P13"><text:span text:style-name="T3">1.4)</text:span> Vegetação primária: máscara de vegetação primária do PRODES referente ao ano de 2020.</text:p>
        <text:p text:style-name="P11"><text:span text:style-name="T10">1.5)</text:span><text:span text:style-name="T11"> Vegetação secundária: máscara de vegetação secundária do </text:span><text:a xlink:type="simple" xlink:href="https://www.terraclass.gov.br/" text:style-name="Internet_20_link" text:visited-style-name="Visited_20_Internet_20_Link"><text:span text:style-name="T8">TerraClass</text:span></text:a><text:span text:style-name="T11"> referente ao ano de 2020 (somente Amazônia).</text:span></text:p>
        <text:p text:style-name="P11"><text:span text:style-name="T11">As características do satélite referência utilizado na detecção de focos de queimada em vegetação, indicam uma imprecisão na localização espacial das coordenadas geográficas de aproximadamente 1 km (</text:span><text:a xlink:type="simple" xlink:href="http://queimadas.dgi.inpe.br/queimadas/portal/informacoes/perguntas-frequentes#p15" text:style-name="Internet_20_link" text:visited-style-name="Visited_20_Internet_20_Link"><text:span text:style-name="T8">FAQ Queimadas</text:span></text:a><text:span text:style-name="T11">). Para compensar essa possível imprecisão, para cada polígono das base de dados dos itens 1.2 e 1.3 é considerada uma área de influência (buffer externo) de </text:span><text:soft-page-break/><text:span text:style-name="T11">500 metros. Ou seja, um foco contabilizado como sendo em desmatamento recente ou consolidado pode ter sido detectado no interior da área desmatada ou até 500 metros do seu entorno.</text:span></text:p>
        <text:p text:style-name="P11"><text:span text:style-name="T10">2)</text:span><text:span text:style-name="T11"> Em relação ao cruzamento dos focos de queimada e os imóveis rurais do </text:span><text:a xlink:type="simple" xlink:href="https://www.car.gov.br/publico/imoveis/index" text:style-name="Internet_20_link" text:visited-style-name="Visited_20_Internet_20_Link"><text:span text:style-name="T8">Cadastro Ambiental Rural (CAR)</text:span></text:a><text:span text:style-name="T11">, mantido pelo Serviço Florestal Brasileiro:</text:span></text:p>
        <text:p text:style-name="P15"><text:span text:style-name="T10">2.1)</text:span><text:span text:style-name="T11"> Focos: coordenadas geográficas dos focos de queimada em vegetação extraídos do satélite referência - AQUA/MODIS passagem da tarde - obtidos em </text:span><text:a xlink:type="simple" xlink:href="http://www.inpe.br/queimadas" text:style-name="Internet_20_link" text:visited-style-name="Visited_20_Internet_20_Link"><text:span text:style-name="T8">Portal Queimadas-INPE</text:span></text:a><text:span text:style-name="T11">;</text:span></text:p>
        <text:p text:style-name="P15"><text:span text:style-name="T10">2.2)</text:span><text:span text:style-name="T11"> A base de imóveis rurais do CAR foi recortada pelo limite do bioma Amazônia e Cerrado, corrigida em relação a erros topológicos, remoção de geometrias ou atributos duplicados, remoção de geometrias inválidas e dos registros cancelados. A partir desse processamento, os imóveis rurais do CAR foram classificadas em quatro tipos: minifundio até 1 modulo fiscal; pequena entre 1 e 4 módulos fiscais; média com extensão entre 4 e 15 módulos fiscais; e grande, as maiores que 15 módulos fiscais.<text:line-break/>Para a base de imóveis rurais do CAR, também foi considerada uma área de influência (buffer externo) de 500 metros, visando compensar possíveis imprecisões na localização dos focos.</text:span></text:p>
      </text:section>
      <text:p text:style-name="P3"/>
      <text:p text:style-name="P3"/>
      <text:p text:style-name="P7"><text:span text:style-name="T1">Versão 2.0 – </text:span><text:span text:style-name="T14">Vigorou entre </text:span><text:span text:style-name="T2">01 de novembro de 2022 </text:span><text:span text:style-name="T14">até </text:span><text:span text:style-name="T2">01 de novembro de 2023 </text:span><text:span text:style-name="T14">e apresentava a seguinte configuração.</text:span></text:p>
      <text:p text:style-name="P4"/>
      <text:h text:style-name="P1" text:outline-level="5"><text:bookmark text:name="general-info"/>Sobre estas Informações</text:h>
      <text:p text:style-name="P8"/>
      <text:section text:style-name="Sect1" text:name="disclaimer_content">
        <text:p text:style-name="P9"><text:span text:style-name="T3">Atenção:</text:span> Os dados de entrada foram alterados em 01 de novembro de 2022, quanto aos períodos de agregação e utilização de buffer de 500 metros. A classificação até outubro de 2022 não foi reprocessada e considera os períodos anteriores, indicados no final do texto.</text:p>
        <text:p text:style-name="P12">O objetivo deste painel é analisar os focos de queimada em vegetação detectados por satélite pelo projeto Queimadas sobre dois aspectos: <text:span text:style-name="T3">1)</text:span> Queimadas x Desmatamentos e <text:span text:style-name="T3">2)</text:span> Queimadas x CAR.<text:line-break/><text:span text:style-name="T4">As informações serão atualizadas mensalmente.</text:span></text:p>
        <text:p text:style-name="P12"><text:span text:style-name="T3">1)</text:span>Em relação ao desmatamento, são usados os dados gerados pelos projetos PRODES, DETER e TerraClass, para associar os focos de queimada em vegetação às áreas de desmatamento recente, desmatamento consolidado ou áreas de vegetação primária e vegetação secundária, conforme descrito a seguir:</text:p>
        <text:p text:style-name="P11"><text:span text:style-name="T6">1.1)</text:span><text:span text:style-name="T7"> </text:span><text:span text:style-name="T6">Focos</text:span><text:span text:style-name="T7">: coordenadas geográficas dos focos de queimada em vegetação extraídos do satélite referência - AQUA/MODIS passagem da tarde - obtidos em </text:span><text:a xlink:type="simple" xlink:href="http://www.inpe.br/queimadas" text:style-name="Internet_20_link" text:visited-style-name="Visited_20_Internet_20_Link"><text:span text:style-name="T8">Portal Queimadas-INPE</text:span></text:a><text:span text:style-name="T7">;</text:span></text:p>
        <text:p text:style-name="P12"><text:soft-page-break/><text:span text:style-name="T3">1.2)</text:span> <text:span text:style-name="T3">Desmatamento consolidado</text:span><text:span text:style-name="T12">1</text:span>: base de dados PRODES agregando todo o desmatamento já mapeado até o ano de 2018, usado para classificação a partir de novembro de 2022;</text:p>
        <text:p text:style-name="P12"><text:span text:style-name="T3">1.3)</text:span> <text:span text:style-name="T3">Desmatamento recente</text:span><text:span text:style-name="T12">2</text:span>: base de dados PRODES agregando o desmatamento do ano de 2019, 2020 e 2021 e adicionando os dados de desmatamento do DETER entre 01 de agosto de 2021 e o último mês para o qual os dados já estejam completos;</text:p>
        <text:p text:style-name="P12"><text:span text:style-name="T3">1.4)</text:span> <text:span text:style-name="T3">Vegetação primária</text:span>: máscara de vegetação primária do PRODES referente ao ano de 2020.</text:p>
        <text:p text:style-name="P11"><text:span text:style-name="T6">1.5)</text:span><text:span text:style-name="T7"> </text:span><text:span text:style-name="T6">Vegetação secundária</text:span><text:span text:style-name="T9">3</text:span><text:span text:style-name="T7">: máscara de vegetação secundária do </text:span><text:a xlink:type="simple" xlink:href="https://www.terraclass.gov.br/" text:style-name="Internet_20_link" text:visited-style-name="Visited_20_Internet_20_Link"><text:span text:style-name="T8">TerraClass</text:span></text:a><text:span text:style-name="T7"> referente ao ano de 2020.</text:span></text:p>
        <text:p text:style-name="P11"><text:span text:style-name="T7">As características do satélite referência utilizado na detecção de focos de queimada em vegetação, indicam uma imprecisão na localização espacial das coordenadas geográficas de aproximadamente 1 km (</text:span><text:a xlink:type="simple" xlink:href="http://queimadas.dgi.inpe.br/queimadas/portal/informacoes/perguntas-frequentes#p15" text:style-name="Internet_20_link" text:visited-style-name="Visited_20_Internet_20_Link"><text:span text:style-name="T8">FAQ Queimadas</text:span></text:a><text:span text:style-name="T7">).</text:span></text:p>
        <text:p text:style-name="P11"><text:span text:style-name="T6">2)</text:span><text:span text:style-name="T7"> Em relação ao cruzamento dos focos de queimada e os imóveis rurais do </text:span><text:a xlink:type="simple" xlink:href="https://www.car.gov.br/publico/imoveis/index" text:style-name="Internet_20_link" text:visited-style-name="Visited_20_Internet_20_Link"><text:span text:style-name="T8">Cadastro Ambiental Rural (CAR)</text:span></text:a><text:span text:style-name="T7">, mantido pelo Serviço Florestal Brasileiro:</text:span></text:p>
        <text:p text:style-name="P11"><text:span text:style-name="T6">2.1)</text:span><text:span text:style-name="T7"> Focos: coordenadas geográficas dos focos de queimada em vegetação extraídos do satélite referência - AQUA/MODIS passagem da tarde - obtidos em </text:span><text:a xlink:type="simple" xlink:href="http://www.inpe.br/queimadas" text:style-name="Internet_20_link" text:visited-style-name="Visited_20_Internet_20_Link"><text:span text:style-name="T8">Portal Queimadas-INPE</text:span></text:a><text:span text:style-name="T7">;</text:span></text:p>
        <text:p text:style-name="P12"><text:span text:style-name="T3">2.2)</text:span> A base de imóveis rurais do CAR foi recortada pelo limite do bioma Amazônia e Cerrado, corrigida em relação a erros topológicos, remoção de geometrias ou atributos duplicados, remoção de geometrias inválidas e dos registros cancelados. A partir desse processamento, os imóveis rurais do CAR foram classificadas em quatro tipos: minifundio até 1 modulo fiscal; pequena entre 1 e 4 módulos fiscais; média com extensão entre 4 e 15 módulos fiscais; e grande, as maiores que 15 módulos fiscais.<text:line-break/>Para a base de imóveis rurais do CAR, foi considerada uma área de influência (buffer externo) de 500 metros, visando compensar possíveis imprecisões na localização dos focos.</text:p>
        <text:p text:style-name="P10"><text:span text:style-name="T12">1</text:span> <text:span text:style-name="T4">A agregação considerava dados até 2017 como </text:span><text:span text:style-name="T5">Desmatamento consolidado</text:span><text:span text:style-name="T4"> usado para classificação entre agosto/2019 e outubro/2022.<text:line-break/></text:span><text:span text:style-name="T12">2</text:span> <text:span text:style-name="T4">A agregação considerava dados PRODES dos anos 2018, 2019 e 2020 e DETER entre 01 de agosto de 2021 até o mês do processamento, como </text:span><text:span text:style-name="T5">Desmatamento recente</text:span><text:span text:style-name="T4">, usado para classificação entre agosto/2019 e outubro/2022.<text:line-break/></text:span><text:span text:style-name="T12">3</text:span> <text:span text:style-name="T4">A partir de 01 de novembro de 2022, passou a utilizar os dados de </text:span><text:span text:style-name="T5">Vegetação secundária</text:span><text:span text:style-name="T4"> também para o Cerrado.</text:span></text:p>
      </text:section>
      <text:p text:style-name="P4"/>
      <text:p text:style-name="P4"/>
      <text:p text:style-name="P4"/>
      <text:p text:style-name="P4"/>
      <text:p text:style-name="P4"/>
      <text:p text:style-name="P18"><text:soft-page-break/>Versão 3.0 – vigência atual, <text:span text:style-name="T16">a partir de</text:span> 01 de novembro de 2023</text:p>
      <text:p text:style-name="P5"/>
      <text:h text:style-name="P16" text:outline-level="5"><text:bookmark text:name="general-info2"/><text:span text:style-name="T15">Sobre estas Informações</text:span></text:h>
      <text:p text:style-name="P24"><text:span text:style-name="T15"/></text:p>
      <text:section text:style-name="Sect1" text:name="Seção2">
        <text:p text:style-name="P9"><text:bookmark text:name="disclaimer_content1"/><text:span text:style-name="T3">Atenção:</text:span> Os dados de entrada foram alterados em 01 de novembro de 2023, quanto aos períodos de agregação. A classificação até outubro de 2023 não foi reprocessada e considera os períodos anteriores, indicados no final do texto.</text:p>
        <text:p text:style-name="P12">O objetivo deste painel é analisar os focos de queimada em vegetação detectados por satélite pelo projeto Queimadas sobre dois aspectos: <text:span text:style-name="T3">1)</text:span> Queimadas x Desmatamentos e <text:span text:style-name="T3">2)</text:span> Queimadas x CAR.<text:line-break/><text:span text:style-name="T4">As informações serão atualizadas mensalmente.</text:span></text:p>
        <text:p text:style-name="P12"><text:span text:style-name="T3">1)</text:span>Em relação ao desmatamento, são usados os dados gerados pelos projetos PRODES, DETER e TerraClass, para associar os focos de queimada em vegetação às áreas de desmatamento recente, desmatamento consolidado ou áreas de vegetação primária e vegetação secundária, conforme descrito a seguir:</text:p>
        <text:p text:style-name="P11"><text:span text:style-name="T6">1.1)</text:span><text:span text:style-name="T7"> </text:span><text:span text:style-name="T6">Focos</text:span><text:span text:style-name="T7">: coordenadas geográficas dos focos de queimada em vegetação extraídos do satélite referência - AQUA/MODIS passagem da tarde - obtidos em </text:span><text:a xlink:type="simple" xlink:href="http://www.inpe.br/queimadas" text:style-name="Internet_20_link" text:visited-style-name="Visited_20_Internet_20_Link"><text:span text:style-name="T8">Portal Queimadas-INPE</text:span></text:a><text:span text:style-name="T7">;</text:span></text:p>
        <text:p text:style-name="P12"><text:span text:style-name="T3">1.2)</text:span> <text:span text:style-name="T3">Desmatamento consolidado</text:span><text:span text:style-name="T12">1</text:span>: base de dados PRODES agregando todo o desmatamento já mapeado até o ano de 2019, usado para classificação a partir de novembro de 2023;</text:p>
        <text:p text:style-name="P12"><text:span text:style-name="T3">1.3)</text:span> <text:span text:style-name="T3">Desmatamento recente</text:span><text:span text:style-name="T12">2</text:span>: base de dados PRODES agregando o desmatamento do ano de 2020, 2021 e 2022 e adicionando os dados de desmatamento do DETER entre 01 de agosto de 2022 e o último mês para o qual os dados já estejam completos;</text:p>
        <text:p text:style-name="P12"><text:span text:style-name="T3">1.4)</text:span> <text:span text:style-name="T3">Vegetação primária</text:span>: máscara de vegetação primária do PRODES referente ao ano de 2021.</text:p>
        <text:p text:style-name="P11"><text:span text:style-name="T6">1.5)</text:span><text:span text:style-name="T7"> </text:span><text:span text:style-name="T6">Vegetação secundária</text:span><text:span text:style-name="T9">3</text:span><text:span text:style-name="T7">: máscara de vegetação secundária do </text:span><text:a xlink:type="simple" xlink:href="https://www.terraclass.gov.br/" text:style-name="Internet_20_link" text:visited-style-name="Visited_20_Internet_20_Link"><text:span text:style-name="T8">TerraClass</text:span></text:a><text:span text:style-name="T7"> referente ao ano de 2022 para o bioma Amazônia e 2020 para o bioma Cerrado.</text:span></text:p>
        <text:p text:style-name="P11"><text:span text:style-name="T7">As características do satélite referência utilizado na detecção de focos de queimada em vegetação, indicam uma imprecisão na localização espacial das coordenadas geográficas de aproximadamente 1 km (</text:span><text:a xlink:type="simple" xlink:href="http://queimadas.dgi.inpe.br/queimadas/portal/informacoes/perguntas-frequentes#p15" text:style-name="Internet_20_link" text:visited-style-name="Visited_20_Internet_20_Link"><text:span text:style-name="T8">FAQ Queimadas</text:span></text:a><text:span text:style-name="T7">).</text:span></text:p>
        <text:p text:style-name="P11"><text:span text:style-name="T6">2)</text:span><text:span text:style-name="T7"> Em relação ao cruzamento dos focos de queimada e os imóveis rurais do </text:span><text:a xlink:type="simple" xlink:href="https://www.car.gov.br/publico/imoveis/index" text:style-name="Internet_20_link" text:visited-style-name="Visited_20_Internet_20_Link"><text:span text:style-name="T8">Cadastro Ambiental Rural (CAR)</text:span></text:a><text:span text:style-name="T7">, mantido pelo Serviço Florestal Brasileiro:</text:span></text:p>
        <text:p text:style-name="P11"><text:span text:style-name="T6">2.1)</text:span><text:span text:style-name="T7"> Focos: coordenadas geográficas dos focos de queimada em vegetação extraídos do satélite referência - AQUA/MODIS passagem da tarde - obtidos em </text:span><text:a xlink:type="simple" xlink:href="http://www.inpe.br/queimadas" text:style-name="Internet_20_link" text:visited-style-name="Visited_20_Internet_20_Link"><text:span text:style-name="T8">Portal Queimadas-INPE</text:span></text:a><text:span text:style-name="T7">;</text:span></text:p>
        <text:p text:style-name="P12"><text:soft-page-break/><text:span text:style-name="T3">2.2)</text:span> A base de imóveis rurais do CAR foi recortada pelo limite do bioma Amazônia e Cerrado, corrigida em relação a erros topológicos, remoção de geometrias ou atributos duplicados, remoção de geometrias inválidas e dos registros cancelados. A partir desse processamento, os imóveis rurais do CAR foram classificadas em quatro tipos: minifundio até 1 modulo fiscal; pequena entre 1 e 4 módulos fiscais; média com extensão entre 4 e 15 módulos fiscais; e grande, as maiores que 15 módulos fiscais.<text:line-break/>Para a base de imóveis rurais do CAR, foi considerada uma área de influência (buffer externo) de 500 metros, visando compensar possíveis imprecisões na localização dos focos.</text:p>
        <text:p text:style-name="P10"><text:span text:style-name="T12">1</text:span> <text:span text:style-name="T4">A agregação considerava dados até 2018 como </text:span><text:span text:style-name="T5">Desmatamento consolidado</text:span><text:span text:style-name="T4"> usado para classificação entre agosto/2022 e outubro/2023.<text:line-break/></text:span><text:span text:style-name="T12">2</text:span> <text:span text:style-name="T4">A agregação considerava dados PRODES dos anos 2019, 2020 e 2021 e DETER entre 01 de agosto de 2022 até o mês do processamento, como </text:span><text:span text:style-name="T5">Desmatamento recente</text:span><text:span text:style-name="T4">, usado para classificação entre agosto/2022 e outubro/2023.<text:line-break/></text:span><text:span text:style-name="T12">3</text:span> <text:span text:style-name="T4">A partir de 01 de novembro de 2023, os dados de </text:span><text:span text:style-name="T5">Vegetação secundária</text:span><text:span text:style-name="T4">, usados para o bioma Cerrado, foram atualizados para o mais recente disponível 2022. Para o bioma Amazônia, os dados disponíveis são de 2020.</text:span></text:p>
      </text:section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aterial Icons" svg:font-family="'Material Icons'"/>
    <style:font-face style:name="Poppins" svg:font-family="Poppins, sans-serif"/>
    <style:font-face style:name="Roboto" svg:font-family="Roboto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é Carvalho</meta:initial-creator>
    <meta:creation-date>2023-11-29T16:24:06.679550895</meta:creation-date>
    <dc:date>2023-11-30T11:07:30.700549610</dc:date>
    <dc:creator>André Carvalho</dc:creator>
    <meta:editing-duration>PT22M1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5" meta:paragraph-count="46" meta:word-count="1598" meta:character-count="10208" meta:non-whitespace-character-count="8653"/>
  </office:meta>
</office:document-meta>
</file>